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rsid="001cb153" officeooo:paragraph-rsid="001cb153"/>
    </style:style>
    <style:style style:name="P2" style:family="paragraph" style:parent-style-name="Standard" style:list-style-name="L1">
      <style:text-properties officeooo:rsid="001cb153" officeooo:paragraph-rsid="001cb153"/>
    </style:style>
    <style:style style:name="P3" style:family="paragraph" style:parent-style-name="Standard" style:list-style-name="L1">
      <style:text-properties officeooo:rsid="001cc1d9" officeooo:paragraph-rsid="001cc1d9"/>
    </style:style>
    <style:style style:name="P4" style:family="paragraph" style:parent-style-name="Standard" style:list-style-name="L1">
      <style:text-properties officeooo:rsid="001d4fc2" officeooo:paragraph-rsid="001d4fc2"/>
    </style:style>
    <style:style style:name="P5" style:family="paragraph" style:parent-style-name="Standard" style:list-style-name="L1">
      <style:text-properties officeooo:rsid="001e0bd5" officeooo:paragraph-rsid="001e0bd5"/>
    </style:style>
    <style:style style:name="P6" style:family="paragraph" style:parent-style-name="Standard">
      <style:text-properties officeooo:rsid="001e0bd5" officeooo:paragraph-rsid="001e0bd5"/>
    </style:style>
    <style:style style:name="P7" style:family="paragraph" style:parent-style-name="Standard" style:list-style-name="L1">
      <style:text-properties officeooo:rsid="001f9d93" officeooo:paragraph-rsid="001f9d93"/>
    </style:style>
    <style:style style:name="T1" style:family="text">
      <style:text-properties officeooo:rsid="001fe14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2469210" text:style-name="L1">
        <text:list-item>
          <text:p text:style-name="P2">-iidfile string <text:s text:c="9"/></text:p>
        </text:list-item>
        <text:list-item>
          <text:p text:style-name="P3">3</text:p>
        </text:list-item>
        <text:list-item>
          <text:p text:style-name="P4">20530</text:p>
        </text:list-item>
        <text:list-item>
          <text:p text:style-name="P7">2019-01-15</text:p>
        </text:list-item>
        <text:list-item>
          <text:p text:style-name="P5">2:12<text:span text:style-name="T1">82</text:span>, 3:25<text:span text:style-name="T1">4</text:span></text:p>
        </text:list-item>
        <text:list-item>
          <text:p text:style-name="P5">Long Island City/Queens Plaza</text:p>
        </text:list-item>
      </text:list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21:32:55.302836083</meta:creation-date>
    <dc:date>2023-01-25T00:06:48.697767966</dc:date>
    <meta:editing-duration>PT1H2M5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17" meta:character-count="95" meta:non-whitespace-character-count="80"/>
  </office:meta>
</office:document-meta>
</file>